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f921" officeooo:paragraph-rsid="0011f921"/>
    </style:style>
    <style:style style:name="P2" style:family="paragraph" style:parent-style-name="Standard">
      <style:text-properties officeooo:rsid="0013d94e" officeooo:paragraph-rsid="0013d94e"/>
    </style:style>
    <style:style style:name="T1" style:family="text">
      <style:text-properties officeooo:rsid="0013d94e"/>
    </style:style>
    <style:style style:name="T2" style:family="text">
      <style:text-properties officeooo:rsid="001798dd"/>
    </style:style>
    <style:style style:name="T3" style:family="text">
      <style:text-properties officeooo:rsid="0017a0d3"/>
    </style:style>
    <style:style style:name="T4" style:family="text">
      <style:text-properties officeooo:rsid="00197a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rrupt-Lambd-<text:span text:style-name="T4">i</text:span>a</text:p>
      <text:p text:style-name="P1"/>
      <text:p text:style-name="Subtitle">Bienvenidos a Corrupt-Lambd-ia</text:p>
      <text:p text:style-name="P1"/>
      <text:p text:style-name="P1">Vamos a montar <text:span text:style-name="T2">el embrión de </text:span>una arquitectura Lambda sencilla donde se ejecutaremos procesos batch, procesos en streaming y los uniremos para ver los datos actualizados</text:p>
      <text:p text:style-name="P1"/>
      <text:p text:style-name="P1">1.- Construir un dataset sintético (aka, “los papeles” que refleje los pagos en b a políticos corruptos con un esquema similiar a:</text:p>
      <text:p text:style-name="P1"/>
      <text:p text:style-name="P1">Nombre <text:tab/>pago<text:tab/><text:tab/>fecha-hora</text:p>
      <text:p text:style-name="P1">mr<text:tab/><text:tab/>100<text:tab/><text:tab/>…</text:p>
      <text:p text:style-name="P1">lb<text:tab/><text:tab/>200<text:tab/><text:tab/>…</text:p>
      <text:p text:style-name="P1">rr<text:tab/><text:tab/>100<text:tab/><text:tab/>…</text:p>
      <text:p text:style-name="P1">mr<text:tab/><text:tab/>200<text:tab/><text:tab/>…</text:p>
      <text:p text:style-name="P1">jma<text:tab/><text:tab/>300<text:tab/><text:tab/>…</text:p>
      <text:p text:style-name="P1">jma<text:tab/><text:tab/>400<text:tab/><text:tab/>…</text:p>
      <text:p text:style-name="P1">mddc<text:tab/><text:tab/>300<text:tab/><text:tab/>…</text:p>
      <text:p text:style-name="P1">rr<text:tab/><text:tab/>500<text:tab/><text:tab/>…</text:p>
      <text:p text:style-name="P1"/>
      <text:p text:style-name="P1">etc..</text:p>
      <text:p text:style-name="P1"/>
      <text:p text:style-name="P1">2.- utilizar un dataset similiar refleje pagos en streaming provenientes de un paraiso fiscal y que servirán de entrada a un proceso de Spark Streaming <text:span text:style-name="T3">(utilizando netcat por ejemplo)</text:span></text:p>
      <text:p text:style-name="P1"/>
      <text:p text:style-name="P1">3.- Construir 3 programas Spark:</text:p>
      <text:p text:style-name="P1"><text:tab/>3.1.- programa batch que deje en un determinado directorio y que utilizado data frames calcule la suma total por corrupto de “los papeles”</text:p>
      <text:p text:style-name="P1"><text:tab/>3.2.- programa streaming que lea en ventanas de tiempo de 10 segundos la pasta que viene de las islas caiman y las agrege por por corrupto dejando el resultado en otro directorio</text:p>
      <text:p text:style-name="P1"><text:tab/>3.3.- programa “service layer” <text:span text:style-name="T1">(dataframes)</text:span> que vaya uniendo los datos la pasta inicial cobrada en b, <text:span text:style-name="T1">con la que van recibiendo de los paraisos fiscales, puede darse el caso de que haya corruptos que sólo han recibido pasta inicial pero no son los suficientemente peces gordos para que se la ingresen desde el paraiso fiscal </text:span></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07:50:31.030334517</meta:creation-date>
    <dc:date>2016-02-05T12:54:44.042302210</dc:date>
    <meta:editing-duration>PT6M40S</meta:editing-duration>
    <meta:editing-cycles>6</meta:editing-cycles>
    <meta:generator>LibreOffice/4.2.8.2$Linux_X86_64 LibreOffice_project/420m0$Build-2</meta:generator>
    <meta:document-statistic meta:table-count="0" meta:image-count="0" meta:object-count="0" meta:page-count="1" meta:paragraph-count="19" meta:word-count="224" meta:character-count="1316" meta:non-whitespace-character-count="1089"/>
  </office:meta>
</office:document-meta>
</file>